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49cm" fo:border-left="0.75pt solid #000000" fo:border-right="none" fo:border-top="0.75pt solid #000000" fo:border-bottom="0.75pt solid #000000" style:writing-mode="page"/>
    </style:style>
    <style:style style:name="Table1.C1" style:family="table-cell">
      <style:table-cell-properties fo:padding="0.049cm" fo:border="0.75pt solid #000000" style:writing-mode="page"/>
    </style:style>
    <style:style style:name="P1" style:family="paragraph" style:parent-style-name="Standard">
      <style:text-properties style:font-name="Calibri" fo:font-size="28pt" style:font-size-asian="28pt" style:font-size-complex="28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28pt" style:font-size-asian="28pt" style:font-size-complex="28pt"/>
    </style:style>
    <style:style style:name="P3" style:family="paragraph" style:parent-style-name="Table_20_Contents">
      <style:text-properties style:font-name="Calibri" fo:font-size="28pt" style:font-size-asian="28pt" style:font-size-complex="28pt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12pt" officeooo:rsid="0024ad34" officeooo:paragraph-rsid="0024ad34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18pt" officeooo:rsid="001dc370" officeooo:paragraph-rsid="001dc370" style:font-size-asian="18pt" style:font-size-complex="18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nb" fo:country="NO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<office:annotation loext:resolved="false"><dc:creator>Unknown Author</dc:creator><dc:date>2024-02-03T14:31:40.414184122</dc:date><text:p text:style-name="P7"><text:span text:style-name="T3">do cell for post in posts</text:span></text:p></office:annotation><text:span text:style-name="T1"><text:conditional-text text:condition="ooow:true" text:string-value-if-true="post.name" text:string-value-if-false="">post.name</text:conditional-text></text:span></text:p>
            <text:p text:style-name="P4"><text:conditional-text text:condition="ooow:true" text:string-value-if-true=":image(at=post.get_qr_file(), format='png', maxWidth=5)" text:string-value-if-false="">:image(at=post.get_qr_file(), format='png', maxWidth=5)</text:conditional-text></text:p>
            <text:p text:style-name="P6"><text:conditional-text text:condition="ooow:true" text:string-value-if-true="post.code" text:string-value-if-false="">post.code</text:conditional-text></text:p>
            <text:p text:style-name="P5">www.turo.no</text:p>
          </table:table-cell>
          <table:table-cell table:style-name="Table1.A1" office:value-type="string">
            <text:p text:style-name="P3"/>
          </table:table-cell>
          <table:table-cell table:style-name="Table1.C1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13:45:43.972638702</meta:creation-date>
    <dc:date>2024-02-04T14:39:09.258246483</dc:date>
    <meta:editing-duration>PT23H28M33S</meta:editing-duration>
    <meta:editing-cycles>19</meta:editing-cycles>
    <meta:generator>LibreOffice/7.3.7.2$Linux_X86_64 LibreOffice_project/30$Build-2</meta:generator>
    <meta:document-statistic meta:table-count="1" meta:image-count="0" meta:object-count="0" meta:page-count="1" meta:paragraph-count="4" meta:word-count="6" meta:character-count="71" meta:non-whitespace-character-count="69"/>
  </office:meta>
</office:document-meta>
</file>